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 of topics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trol loops in userspace</text:span></text:p>
              </text:list-item>
              <text:list-item>
                <text:p text:style-name="P1"><text:span text:style-name="T1">Hierarchical Cgroup support in userland</text:span></text:p>
              </text:list-item>
              <text:list-item>
                <text:p text:style-name="P1"><text:span text:style-name="T1">Efficient utilization by overcommitment</text:span></text:p>
              </text:list-item>
              <text:list-item>
                <text:p text:style-name="P1"><text:span text:style-name="T1">dcache management</text:span></text:p>
              </text:list-item>
              <text:list-item>
                <text:p text:style-name="P1"><text:span text:style-name="T1">Memory controller improvements</text:span></text:p>
              </text:list-item>
              <text:list-item>
                <text:p text:style-name="P1"><text:span text:style-name="T1">Checkpoint/restart in the userspace</text:span></text:p>
              </text:list-item>
              <text:list-item>
                <text:p text:style-name="P1"><text:span text:style-name="T1">Container in a file</text:span></text:p>
              </text:list-item>
              <text:list-item>
                <text:p text:style-name="P1"><text:span text:style-name="T1">Proc fs virtualization</text:span></text:p>
              </text:list-item>
              <text:list-item>
                <text:p text:style-name="P1"><text:span text:style-name="T1">Entering a container</text:span></text:p>
              </text:list-item>
              <text:list-item>
                <text:p text:style-name="P1"><text:span text:style-name="T1">vzctl for LXC</text:span></text:p>
              </text:list-item>
              <text:list-item>
                <text:p text:style-name="P1"><text:span text:style-name="T1">Extending CPU accounting sta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cache mgmt 1/2: proble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blem 1</text:p>
                <text:list>
                  <text:list-item>
                    <text:p>the number of dentries grows uncontrollable</text:p>
                  </text:list-item>
                  <text:list-item>
                    <text:p>Entries can be pinned with low effort, leading to all memory being used and unreclaimable</text:p>
                  </text:list-item>
                  <text:list-item>
                    <text:p>Leading to system being unresponsive/stuck</text:p>
                  </text:list-item>
                </text:list>
              </text:list-item>
              <text:list-item>
                <text:p>Problem 2</text:p>
                <text:list>
                  <text:list-item>
                    <text:p>Unfair dentry cache usage distribution among co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cache mgmt 2/2: S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ccount for and limit dcache usage per (smth)</text:p>
              </text:list-item>
              <text:list-item>
                <text:p>Currently (smth) is superblock</text:p>
              </text:list-item>
              <text:list-item>
                <text:p>Shrink dcache per (smth) once limit it h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eckpoint-restore 1/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heckpoint:</text:p>
                <text:list>
                  <text:list-item>
                    <text:p>freeze task(s) with freezer cgroup</text:p>
                  </text:list-item>
                  <text:list-item>
                    <text:p>read tasks creds via /proc</text:p>
                    <text:list>
                      <text:list-item>
                        <text:p>some patches extending kernel API required</text:p>
                      </text:list-item>
                    </text:list>
                  </text:list-item>
                  <text:list-item>
                    <text:p>read tasks regs with PTRACE</text:p>
                  </text:list-item>
                  <text:list-item>
                    <text:p>dump tasks mem with PTRASE_SEIZE (ne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eckpoint-restore 2/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store:</text:p>
                <text:list>
                  <text:list-item>
                    <text:p>Fork task tree</text:p>
                    <text:list>
                      <text:list-item>
                        <text:p>CLONE_SETPID required</text:p>
                      </text:list-item>
                    </text:list>
                  </text:list-item>
                  <text:list-item>
                    <text:p>each task restores its creds</text:p>
                    <text:list>
                      <text:list-item>
                        <text:p>uid/gid</text:p>
                      </text:list-item>
                      <text:list-item>
                        <text:p>open files</text:p>
                      </text:list-item>
                      <text:list-item>
                        <text:p>capabilities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ach task calls execve() on an image</text:p>
                    <text:list>
                      <text:list-item>
                        <text:p>ELF binfmt handler extension requi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eckpoint-restore 3/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DO:</text:p>
                <text:list>
                  <text:list-item>
                    <text:p>some shared resources (fdtable, mm_struct)</text:p>
                  </text:list-item>
                  <text:list-item>
                    <text:p>signals handling</text:p>
                  </text:list-item>
                  <text:list-item>
                    <text:p>sockets</text:p>
                  </text:list-item>
                  <text:list-item>
                    <text:p>container environment</text:p>
                    <text:list>
                      <text:list-item>
                        <text:p>namespaces</text:p>
                      </text:list-item>
                      <text:list-item>
                        <text:p>IPC</text:p>
                      </text:list-item>
                      <text:list-item>
                        <text:p>network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ainer in a file 1/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urrently containers' files reside on host partition and tasks work in plain chroot</text:p>
              </text:list-item>
              <text:list-item>
                <text:p>Problems:</text:p>
                <text:list>
                  <text:list-item>
                    <text:p>extX journal is performance bottleneck</text:p>
                  </text:list-item>
                  <text:list-item>
                    <text:p>hackish live migration (rsync)</text:p>
                  </text:list-item>
                  <text:list-item>
                    <text:p>not effective management (tons of small fi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ainer in a file 2/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lution – loop-like block device</text:p>
              </text:list-item>
              <text:list-item>
                <text:p>Parallels implementation – block device, that remaps bio-s with FS bmap call</text:p>
              </text:list-item>
              <text:list-item>
                <text:p>Possible implementation – DM extension</text:p>
                <text:list>
                  <text:list-item>
                    <text:p>block map provided by userspace</text:p>
                  </text:list-item>
                  <text:list-item>
                    <text:p>block map got from FS bmap c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r Kolyshkin</meta:initial-creator>
    <meta:creation-date>2011-09-08T19:40:13</meta:creation-date>
    <meta:editing-duration>PT22H49M44S</meta:editing-duration>
    <meta:editing-cycles>3</meta:editing-cycles>
    <dc:date>2011-09-09T20:02:54</dc:date>
    <dc:creator>Kir Kolyshkin</dc:creator>
    <meta:generator>OpenOffice.org/3.3$Unix OpenOffice.org_project/330m20$Build-9567</meta:generator>
    <meta:document-statistic meta:object-count="53"/>
  </office:meta>
</office:document-meta>
</file>